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8be" officeooo:paragraph-rsid="001a98be"/>
    </style:style>
    <style:style style:name="P2" style:family="paragraph" style:parent-style-name="Standard">
      <style:text-properties officeooo:rsid="001a98be" officeooo:paragraph-rsid="0022aa52"/>
    </style:style>
    <style:style style:name="P3" style:family="paragraph" style:parent-style-name="Standard">
      <style:text-properties officeooo:rsid="001cd460" officeooo:paragraph-rsid="001cd460"/>
    </style:style>
    <style:style style:name="P4" style:family="paragraph" style:parent-style-name="Standard">
      <style:text-properties officeooo:paragraph-rsid="001cd460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d460" officeooo:paragraph-rsid="001cd46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febce" officeooo:paragraph-rsid="001febc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0f774" officeooo:paragraph-rsid="0020f77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295f4" officeooo:paragraph-rsid="002295f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96f7b" officeooo:paragraph-rsid="00296f7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01b00" officeooo:paragraph-rsid="00301b00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4224c" officeooo:paragraph-rsid="0034224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a98be" officeooo:paragraph-rsid="001cd460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fb38d" officeooo:paragraph-rsid="003fb38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3a2e2" officeooo:paragraph-rsid="0043a2e2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56b169" officeooo:paragraph-rsid="0056b169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796922" officeooo:paragraph-rsid="00796922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52b078" officeooo:paragraph-rsid="0052b078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866796" officeooo:paragraph-rsid="00866796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878e19" officeooo:paragraph-rsid="00878e19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89d667" officeooo:paragraph-rsid="0089d667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8dbb42" officeooo:paragraph-rsid="008dbb42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93bdb6" officeooo:paragraph-rsid="0093bdb6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a36fab" officeooo:paragraph-rsid="00a376e5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20f774" officeooo:paragraph-rsid="0035a7d6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20f774" officeooo:paragraph-rsid="0035b9ba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officeooo:paragraph-rsid="00866796"/>
    </style:style>
    <style:style style:name="P27" style:family="paragraph" style:parent-style-name="Standard">
      <style:text-properties officeooo:rsid="001ed0ce" officeooo:paragraph-rsid="001ed0ce"/>
    </style:style>
    <style:style style:name="P28" style:family="paragraph" style:parent-style-name="Standard">
      <style:text-properties officeooo:rsid="001febce" officeooo:paragraph-rsid="001febce"/>
    </style:style>
    <style:style style:name="P29" style:family="paragraph" style:parent-style-name="Standard">
      <style:text-properties style:text-underline-style="none" fo:font-weight="normal" officeooo:rsid="0020f774" officeooo:paragraph-rsid="0020f77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0f774" officeooo:paragraph-rsid="0026b036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0f774" officeooo:paragraph-rsid="002b64eb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0f774" officeooo:paragraph-rsid="00301b00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0f774" officeooo:paragraph-rsid="0035a7d6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0f774" officeooo:paragraph-rsid="0035b9b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0f774" officeooo:paragraph-rsid="0036b7e5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0f774" officeooo:paragraph-rsid="005d2a00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0f774" officeooo:paragraph-rsid="009d2cf2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4094f" officeooo:paragraph-rsid="0024094f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4094f" officeooo:paragraph-rsid="0026b036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4094f" officeooo:paragraph-rsid="002b64eb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4094f" officeooo:paragraph-rsid="00301b00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4094f" officeooo:paragraph-rsid="0035a7d6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4094f" officeooo:paragraph-rsid="0035b9ba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4094f" officeooo:paragraph-rsid="0036b7e5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4094f" officeooo:paragraph-rsid="005d2a00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24094f" officeooo:paragraph-rsid="009d2cf2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296f7b" officeooo:paragraph-rsid="00296f7b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296f7b" officeooo:paragraph-rsid="002d53a6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296f7b" officeooo:paragraph-rsid="005d2a00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296f7b" officeooo:paragraph-rsid="009d2cf2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2b64eb" officeooo:paragraph-rsid="002b64eb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2b64eb" officeooo:paragraph-rsid="002ec51d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2b64eb" officeooo:paragraph-rsid="005d2a00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2b64eb" officeooo:paragraph-rsid="0061d4c4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2b64eb" officeooo:paragraph-rsid="009d2cf2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301b00" officeooo:paragraph-rsid="00301b00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301b00" officeooo:paragraph-rsid="00296f7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01b00" officeooo:paragraph-rsid="0061d4c4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4224c" officeooo:paragraph-rsid="0034224c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36b7e5" officeooo:paragraph-rsid="0036b7e5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38e246" officeooo:paragraph-rsid="0038e246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3c07e9" officeooo:paragraph-rsid="003c07e9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3fb38d" officeooo:paragraph-rsid="003fb38d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4563df" officeooo:paragraph-rsid="004563df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48f8bf" officeooo:paragraph-rsid="0048f8bf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498660" officeooo:paragraph-rsid="00498660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4b584e" officeooo:paragraph-rsid="004b584e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4be556" officeooo:paragraph-rsid="004be556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4f8b45" officeooo:paragraph-rsid="004f8b45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514847" officeooo:paragraph-rsid="00514847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52b078" officeooo:paragraph-rsid="0052b078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52b078" officeooo:paragraph-rsid="006fbe9d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55383e" officeooo:paragraph-rsid="0055383e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56b169" officeooo:paragraph-rsid="0056b169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56b169" officeooo:paragraph-rsid="005815b1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5815b1" officeooo:paragraph-rsid="005815b1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5c5318" officeooo:paragraph-rsid="005c5318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6c93ee" officeooo:paragraph-rsid="006c93ee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6d498f" officeooo:paragraph-rsid="006d498f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7d88c3" officeooo:paragraph-rsid="007d88c3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7d88c3" officeooo:paragraph-rsid="007e59fd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83d361" officeooo:paragraph-rsid="0083d361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7a2704" officeooo:paragraph-rsid="007a2704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8699fd" officeooo:paragraph-rsid="00866796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8699fd" officeooo:paragraph-rsid="008699fd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87f47b" officeooo:paragraph-rsid="0087f47b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878e19" officeooo:paragraph-rsid="00878e19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89d667" officeooo:paragraph-rsid="0089d667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8dbb42" officeooo:paragraph-rsid="008dbb42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8dc630" officeooo:paragraph-rsid="008dbb42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e70b9" officeooo:paragraph-rsid="008e70b9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925089" officeooo:paragraph-rsid="00925089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93bdb6" officeooo:paragraph-rsid="0095b3d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9c8322" officeooo:paragraph-rsid="009c8322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a1fdec" officeooo:paragraph-rsid="00a1fdec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a36fab" officeooo:paragraph-rsid="00a36fab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a376e5" officeooo:paragraph-rsid="00a376e5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a44969" officeooo:paragraph-rsid="00a44969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a6fbab" officeooo:paragraph-rsid="00a6fbab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a8f160" officeooo:paragraph-rsid="00a8f160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adcd41" officeooo:paragraph-rsid="00adcd41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ae7bde" officeooo:paragraph-rsid="00ae7bde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b2107d" officeooo:paragraph-rsid="00b2107d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b2107d" officeooo:paragraph-rsid="00b5af43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b2107d" officeooo:paragraph-rsid="00b63954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b63954" officeooo:paragraph-rsid="00b63954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b762fe" officeooo:paragraph-rsid="00b762fe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b92064" officeooo:paragraph-rsid="00b92064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b9b568" officeooo:paragraph-rsid="00b9b568" style:font-weight-asian="normal" style:font-weight-complex="normal"/>
    </style:style>
    <style:style style:name="P110" style:family="paragraph" style:parent-style-name="Standard">
      <style:text-properties style:text-underline-style="none" fo:font-weight="bold" officeooo:rsid="0048d7e3" officeooo:paragraph-rsid="0048d7e3" style:font-weight-asian="bold" style:font-weight-complex="bold"/>
    </style:style>
    <style:style style:name="P111" style:family="paragraph" style:parent-style-name="Standard">
      <style:text-properties style:text-underline-style="none" fo:font-weight="bold" officeooo:rsid="00498660" officeooo:paragraph-rsid="00498660" style:font-weight-asian="bold" style:font-weight-complex="bold"/>
    </style:style>
    <style:style style:name="P112" style:family="paragraph" style:parent-style-name="Standard">
      <style:text-properties style:text-underline-style="none" fo:font-weight="bold" officeooo:rsid="004be556" officeooo:paragraph-rsid="004be556" style:font-weight-asian="bold" style:font-weight-complex="bold"/>
    </style:style>
    <style:style style:name="P113" style:family="paragraph" style:parent-style-name="Standard">
      <style:text-properties style:text-underline-style="none" fo:font-weight="bold" officeooo:rsid="004f8b45" officeooo:paragraph-rsid="004f8b45" style:font-weight-asian="bold" style:font-weight-complex="bold"/>
    </style:style>
    <style:style style:name="P114" style:family="paragraph" style:parent-style-name="Standard">
      <style:text-properties style:text-underline-style="none" fo:font-weight="bold" officeooo:rsid="00514847" officeooo:paragraph-rsid="00514847" style:font-weight-asian="bold" style:font-weight-complex="bold"/>
    </style:style>
    <style:style style:name="P115" style:family="paragraph" style:parent-style-name="Standard">
      <style:text-properties style:text-underline-style="none" fo:font-weight="bold" officeooo:rsid="00ae7bde" officeooo:paragraph-rsid="00ae7bde" style:font-weight-asian="bold" style:font-weight-complex="bold"/>
    </style:style>
    <style:style style:name="P116" style:family="paragraph" style:parent-style-name="Standard">
      <style:text-properties style:text-underline-style="none" fo:font-weight="bold" officeooo:rsid="00b2107d" officeooo:paragraph-rsid="00b2107d" style:font-weight-asian="bold" style:font-weight-complex="bold"/>
    </style:style>
    <style:style style:name="P117" style:family="paragraph" style:parent-style-name="Standard">
      <style:text-properties officeooo:rsid="002295f4" officeooo:paragraph-rsid="002295f4"/>
    </style:style>
    <style:style style:name="P118" style:family="paragraph" style:parent-style-name="Standard">
      <style:text-properties officeooo:rsid="0022aa52" officeooo:paragraph-rsid="0022aa52"/>
    </style:style>
    <style:style style:name="P119" style:family="paragraph" style:parent-style-name="Standard">
      <style:text-properties officeooo:paragraph-rsid="0022aa52"/>
    </style:style>
    <style:style style:name="P120" style:family="paragraph" style:parent-style-name="Standard">
      <style:text-properties officeooo:rsid="003dd4d6" officeooo:paragraph-rsid="003dd4d6"/>
    </style:style>
    <style:style style:name="P121" style:family="paragraph" style:parent-style-name="Standard">
      <style:text-properties officeooo:rsid="003ebc55" officeooo:paragraph-rsid="003ebc55"/>
    </style:style>
    <style:style style:name="P122" style:family="paragraph" style:parent-style-name="Standard">
      <style:text-properties fo:color="#ce181e" officeooo:rsid="0042d8be" officeooo:paragraph-rsid="0042d8be"/>
    </style:style>
    <style:style style:name="P123" style:family="paragraph" style:parent-style-name="Standard">
      <style:text-properties fo:color="#ce181e" style:text-underline-style="none" fo:font-weight="normal" officeooo:rsid="006a1a22" officeooo:paragraph-rsid="006a1a22" style:font-weight-asian="normal" style:font-weight-complex="normal"/>
    </style:style>
    <style:style style:name="P124" style:family="paragraph" style:parent-style-name="Standard">
      <style:text-properties fo:color="#ce181e" style:text-underline-style="none" fo:font-weight="normal" officeooo:rsid="006d498f" officeooo:paragraph-rsid="006d498f" style:font-weight-asian="normal" style:font-weight-complex="normal"/>
    </style:style>
    <style:style style:name="P125" style:family="paragraph" style:parent-style-name="Standard">
      <style:text-properties fo:color="#ce181e" style:text-underline-style="none" fo:font-weight="normal" officeooo:rsid="00a540d3" officeooo:paragraph-rsid="00a540d3" style:font-weight-asian="normal" style:font-weight-complex="normal"/>
    </style:style>
    <style:style style:name="P126" style:family="paragraph" style:parent-style-name="Standard">
      <style:text-properties fo:color="#ce181e" style:text-underline-style="none" fo:font-weight="bold" officeooo:rsid="006d498f" officeooo:paragraph-rsid="006d498f" style:font-weight-asian="bold" style:font-weight-complex="bold"/>
    </style:style>
    <style:style style:name="P127" style:family="paragraph" style:parent-style-name="Standard">
      <style:text-properties officeooo:paragraph-rsid="00534374"/>
    </style:style>
    <style:style style:name="P128" style:family="paragraph" style:parent-style-name="Standard">
      <style:text-properties fo:color="#00aaad" officeooo:rsid="001cd460" officeooo:paragraph-rsid="001cd460"/>
    </style:style>
    <style:style style:name="P129" style:family="paragraph" style:parent-style-name="Standard">
      <style:text-properties fo:color="#00aaad" officeooo:rsid="005991a9" officeooo:paragraph-rsid="005991a9"/>
    </style:style>
    <style:style style:name="P130" style:family="paragraph" style:parent-style-name="Standard">
      <style:text-properties officeooo:paragraph-rsid="005c5318"/>
    </style:style>
    <style:style style:name="P131" style:family="paragraph" style:parent-style-name="Standard">
      <style:text-properties fo:color="#00381f" style:text-underline-style="none" fo:font-weight="normal" officeooo:rsid="0061d4c4" officeooo:paragraph-rsid="0061d4c4" style:font-weight-asian="normal" style:font-weight-complex="normal"/>
    </style:style>
    <style:style style:name="P132" style:family="paragraph" style:parent-style-name="Standard">
      <style:text-properties fo:font-size="8pt" officeooo:rsid="0073b845" officeooo:paragraph-rsid="0073b845" style:font-size-asian="8pt" style:font-size-complex="8pt"/>
    </style:style>
    <style:style style:name="P133" style:family="paragraph" style:parent-style-name="Standard">
      <style:text-properties fo:color="#000000" fo:font-size="8pt" officeooo:rsid="005991a9" officeooo:paragraph-rsid="005991a9" style:font-size-asian="8pt" style:font-size-complex="8pt"/>
    </style:style>
    <style:style style:name="P134" style:family="paragraph" style:parent-style-name="Standard">
      <style:text-properties fo:color="#0066b3" fo:font-size="10.5pt" officeooo:rsid="0073a9e5" officeooo:paragraph-rsid="001a98be" style:font-size-asian="9.14999961853027pt" style:font-size-complex="10.5pt"/>
    </style:style>
    <style:style style:name="P135" style:family="paragraph" style:parent-style-name="Standard">
      <style:text-properties fo:color="#0066b3" fo:font-size="10.5pt" officeooo:rsid="0073a9e5" officeooo:paragraph-rsid="0073a9e5" style:font-size-asian="9.14999961853027pt" style:font-size-complex="10.5pt"/>
    </style:style>
    <style:style style:name="P136" style:family="paragraph" style:parent-style-name="Standard">
      <style:text-properties officeooo:rsid="00978c12" officeooo:paragraph-rsid="00978c12"/>
    </style:style>
    <style:style style:name="P137" style:family="paragraph" style:parent-style-name="Standard">
      <style:text-properties officeooo:rsid="00aa98ba" officeooo:paragraph-rsid="00aa98ba"/>
    </style:style>
    <style:style style:name="P138" style:family="paragraph" style:parent-style-name="Preformatted_20_Text">
      <style:text-properties style:text-underline-style="none" fo:font-weight="normal" officeooo:rsid="0038e246" officeooo:paragraph-rsid="0038e246" style:font-weight-asian="normal" style:font-weight-complex="normal"/>
    </style:style>
    <style:style style:name="P139" style:family="paragraph" style:parent-style-name="Preformatted_20_Text">
      <style:text-properties style:text-underline-style="none" fo:font-weight="normal" officeooo:rsid="003fb38d" officeooo:paragraph-rsid="005d2a00" style:font-weight-asian="normal" style:font-weight-complex="normal"/>
    </style:style>
    <style:style style:name="P140" style:family="paragraph" style:parent-style-name="Preformatted_20_Text">
      <style:text-properties style:text-underline-style="none" fo:font-weight="normal" officeooo:rsid="003c07e9" officeooo:paragraph-rsid="003c07e9" style:font-weight-asian="normal" style:font-weight-complex="normal"/>
    </style:style>
    <style:style style:name="P141" style:family="paragraph" style:parent-style-name="Preformatted_20_Text">
      <style:text-properties officeooo:paragraph-rsid="005d2a00"/>
    </style:style>
    <style:style style:name="P142" style:family="paragraph" style:parent-style-name="Preformatted_20_Text">
      <style:text-properties fo:color="#0066b3" fo:font-size="8pt" officeooo:rsid="0073a9e5" officeooo:paragraph-rsid="00771b23" style:font-size-asian="8pt" style:font-size-complex="8pt"/>
    </style:style>
    <style:style style:name="P143" style:family="paragraph" style:parent-style-name="Preformatted_20_Text">
      <style:text-properties fo:color="#21409a" fo:font-size="8pt" officeooo:rsid="0073b845" officeooo:paragraph-rsid="0073b845" style:font-size-asian="8pt" style:font-size-complex="8pt"/>
    </style:style>
    <style:style style:name="P144" style:family="paragraph" style:parent-style-name="Preformatted_20_Text">
      <style:text-properties fo:color="#21409a" fo:font-size="8pt" officeooo:rsid="00771b23" officeooo:paragraph-rsid="00771b23" style:font-size-asian="8pt" style:font-size-complex="8pt"/>
    </style:style>
    <style:style style:name="P145" style:family="paragraph" style:parent-style-name="Preformatted_20_Text">
      <style:text-properties fo:color="#000000" fo:font-size="8pt" officeooo:rsid="00771b23" officeooo:paragraph-rsid="00771b23" style:font-size-asian="8pt" style:font-size-complex="8pt"/>
    </style:style>
    <style:style style:name="P146" style:family="paragraph" style:parent-style-name="Preformatted_20_Text">
      <style:text-properties fo:font-size="10.5pt" officeooo:rsid="0073a9e5" officeooo:paragraph-rsid="00771b23" style:font-size-asian="9.14999961853027pt" style:font-size-complex="10.5pt"/>
    </style:style>
    <style:style style:name="P147" style:family="paragraph" style:parent-style-name="Preformatted_20_Text">
      <style:paragraph-properties fo:margin-top="0cm" fo:margin-bottom="0.499cm" loext:contextual-spacing="false"/>
    </style:style>
    <style:style style:name="P148" style:family="paragraph" style:parent-style-name="Standard">
      <style:text-properties style:text-underline-style="none" fo:font-weight="normal" officeooo:rsid="00bc36bd" officeooo:paragraph-rsid="00bc36bd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bc36bd" officeooo:paragraph-rsid="00c02517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be474c" officeooo:paragraph-rsid="00be474c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0bfa45f" officeooo:paragraph-rsid="00bfa45f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c37142" officeooo:paragraph-rsid="00c37142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20f774" officeooo:paragraph-rsid="009d2cf2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c63f10" officeooo:paragraph-rsid="00c63f10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cb0808" officeooo:paragraph-rsid="00cb0808" style:font-weight-asian="normal" style:font-weight-complex="normal"/>
    </style:style>
    <style:style style:name="P156" style:family="paragraph" style:parent-style-name="Standard">
      <style:text-properties style:text-underline-style="none" fo:font-weight="bold" officeooo:rsid="00bc36bd" officeooo:paragraph-rsid="00bc36bd" style:font-weight-asian="bold" style:font-weight-complex="bold"/>
    </style:style>
    <style:style style:name="P157" style:family="paragraph" style:parent-style-name="Standard">
      <style:text-properties style:text-underline-style="none" fo:font-weight="bold" officeooo:rsid="00c37142" officeooo:paragraph-rsid="00c37142" style:font-weight-asian="bold" style:font-weight-complex="bold"/>
    </style:style>
    <style:style style:name="P158" style:family="paragraph" style:parent-style-name="Standard">
      <style:text-properties style:text-underline-style="none" fo:font-weight="bold" officeooo:rsid="00c63f10" officeooo:paragraph-rsid="00c63f10" style:font-weight-asian="bold" style:font-weight-complex="bold"/>
    </style:style>
    <style:style style:name="P159" style:family="paragraph" style:parent-style-name="Preformatted_20_Text">
      <style:text-properties style:text-underline-style="none" fo:font-weight="normal" officeooo:rsid="00c63f10" officeooo:paragraph-rsid="00c63f10" style:font-weight-asian="normal" style:font-weight-complex="normal"/>
    </style:style>
    <style:style style:name="T1" style:family="text">
      <style:text-properties officeooo:rsid="001a98be"/>
    </style:style>
    <style:style style:name="T2" style:family="text">
      <style:text-properties officeooo:rsid="001ed0ce"/>
    </style:style>
    <style:style style:name="T3" style:family="text">
      <style:text-properties officeooo:rsid="001febce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febc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a98be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4094f" style:font-weight-asian="bold" style:font-weight-complex="bold"/>
    </style:style>
    <style:style style:name="T8" style:family="text">
      <style:text-properties officeooo:rsid="0020f774"/>
    </style:style>
    <style:style style:name="T9" style:family="text">
      <style:text-properties officeooo:rsid="0022aa52"/>
    </style:style>
    <style:style style:name="T10" style:family="text">
      <style:text-properties officeooo:rsid="0023d10f"/>
    </style:style>
    <style:style style:name="T11" style:family="text">
      <style:text-properties officeooo:rsid="0024094f"/>
    </style:style>
    <style:style style:name="T12" style:family="text">
      <style:text-properties officeooo:rsid="0026b036"/>
    </style:style>
    <style:style style:name="T13" style:family="text">
      <style:text-properties fo:color="#ce181e"/>
    </style:style>
    <style:style style:name="T14" style:family="text">
      <style:text-properties fo:color="#ce181e" officeooo:rsid="0027d14e"/>
    </style:style>
    <style:style style:name="T15" style:family="text">
      <style:text-properties fo:color="#ce181e" officeooo:rsid="002d53a6"/>
    </style:style>
    <style:style style:name="T16" style:family="text">
      <style:text-properties officeooo:rsid="002d53a6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3abc29" style:font-weight-asian="normal" style:font-weight-complex="normal"/>
    </style:style>
    <style:style style:name="T19" style:family="text">
      <style:text-properties style:text-underline-style="none" fo:font-weight="normal" officeooo:rsid="00534374" style:font-weight-asian="normal" style:font-weight-complex="normal"/>
    </style:style>
    <style:style style:name="T20" style:family="text">
      <style:text-properties style:text-underline-style="none" fo:font-weight="normal" officeooo:rsid="005c5318" style:font-weight-asian="normal" style:font-weight-complex="normal"/>
    </style:style>
    <style:style style:name="T21" style:family="text">
      <style:text-properties style:text-underline-style="none" fo:font-weight="normal" officeooo:rsid="007a2704" style:font-weight-asian="normal" style:font-weight-complex="normal"/>
    </style:style>
    <style:style style:name="T22" style:family="text">
      <style:text-properties style:text-underline-style="none" fo:font-weight="normal" officeooo:rsid="008699fd" style:font-weight-asian="normal" style:font-weight-complex="normal"/>
    </style:style>
    <style:style style:name="T23" style:family="text">
      <style:text-properties style:text-underline-style="none" fo:font-weight="normal" officeooo:rsid="008bd49e" style:font-weight-asian="normal" style:font-weight-complex="normal"/>
    </style:style>
    <style:style style:name="T24" style:family="text">
      <style:text-properties style:text-underline-style="none" fo:font-weight="normal" officeooo:rsid="008dbb42" style:font-weight-asian="normal" style:font-weight-complex="normal"/>
    </style:style>
    <style:style style:name="T25" style:family="text">
      <style:text-properties style:text-underline-style="none" fo:font-weight="normal" officeooo:rsid="008dc630" style:font-weight-asian="normal" style:font-weight-complex="normal"/>
    </style:style>
    <style:style style:name="T26" style:family="text">
      <style:text-properties style:text-underline-style="none" fo:font-weight="bold" officeooo:rsid="00534374" style:font-weight-asian="bold" style:font-weight-complex="bold"/>
    </style:style>
    <style:style style:name="T27" style:family="text">
      <style:text-properties officeooo:rsid="002dc88b"/>
    </style:style>
    <style:style style:name="T28" style:family="text">
      <style:text-properties officeooo:rsid="00301b00"/>
    </style:style>
    <style:style style:name="T29" style:family="text">
      <style:text-properties officeooo:rsid="0034224c"/>
    </style:style>
    <style:style style:name="T30" style:family="text">
      <style:text-properties officeooo:rsid="0035b9ba"/>
    </style:style>
    <style:style style:name="T31" style:family="text">
      <style:text-properties officeooo:rsid="0036b7e5"/>
    </style:style>
    <style:style style:name="T32" style:family="text">
      <style:text-properties fo:color="#0066b3"/>
    </style:style>
    <style:style style:name="T33" style:family="text">
      <style:text-properties officeooo:rsid="0038e246"/>
    </style:style>
    <style:style style:name="T34" style:family="text">
      <style:text-properties officeooo:rsid="003abc29"/>
    </style:style>
    <style:style style:name="T35" style:family="text">
      <style:text-properties officeooo:rsid="00407a96"/>
    </style:style>
    <style:style style:name="T36" style:family="text">
      <style:text-properties officeooo:rsid="0043a2e2"/>
    </style:style>
    <style:style style:name="T37" style:family="text">
      <style:text-properties officeooo:rsid="0047816c"/>
    </style:style>
    <style:style style:name="T38" style:family="text">
      <style:text-properties officeooo:rsid="00498660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4b584e"/>
    </style:style>
    <style:style style:name="T41" style:family="text">
      <style:text-properties officeooo:rsid="004dcb01"/>
    </style:style>
    <style:style style:name="T42" style:family="text">
      <style:text-properties officeooo:rsid="00514847"/>
    </style:style>
    <style:style style:name="T43" style:family="text">
      <style:text-properties officeooo:rsid="00522bcf"/>
    </style:style>
    <style:style style:name="T44" style:family="text">
      <style:text-properties officeooo:rsid="005815b1"/>
    </style:style>
    <style:style style:name="T45" style:family="text">
      <style:text-properties officeooo:rsid="005d2a00"/>
    </style:style>
    <style:style style:name="T46" style:family="text">
      <style:text-properties officeooo:rsid="005ff8f8"/>
    </style:style>
    <style:style style:name="T47" style:family="text">
      <style:text-properties officeooo:rsid="00632f0f"/>
    </style:style>
    <style:style style:name="T48" style:family="text">
      <style:text-properties officeooo:rsid="006b555e"/>
    </style:style>
    <style:style style:name="T49" style:family="text">
      <style:text-properties officeooo:rsid="006c93ee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8pt" fo:font-weight="bold" style:font-size-asian="18pt" style:font-weight-asian="bold" style:font-size-complex="18pt" style:font-weight-complex="bold"/>
    </style:style>
    <style:style style:name="T52" style:family="text">
      <style:text-properties officeooo:rsid="00720de1"/>
    </style:style>
    <style:style style:name="T53" style:family="text">
      <style:text-properties fo:font-style="italic" officeooo:rsid="00720de1" style:font-style-asian="italic" style:font-style-complex="italic"/>
    </style:style>
    <style:style style:name="T54" style:family="text">
      <style:text-properties fo:font-style="normal" officeooo:rsid="00720de1" style:font-style-asian="normal" style:font-style-complex="normal"/>
    </style:style>
    <style:style style:name="T55" style:family="text">
      <style:text-properties officeooo:rsid="0073a9e5"/>
    </style:style>
    <style:style style:name="T56" style:family="text">
      <style:text-properties officeooo:rsid="0073b845"/>
    </style:style>
    <style:style style:name="T57" style:family="text">
      <style:text-properties officeooo:rsid="00771b23"/>
    </style:style>
    <style:style style:name="T58" style:family="text">
      <style:text-properties officeooo:rsid="007b4589"/>
    </style:style>
    <style:style style:name="T59" style:family="text">
      <style:text-properties officeooo:rsid="007cecf6"/>
    </style:style>
    <style:style style:name="T60" style:family="text">
      <style:text-properties officeooo:rsid="007e59fd"/>
    </style:style>
    <style:style style:name="T61" style:family="text">
      <style:text-properties officeooo:rsid="007ea0d6"/>
    </style:style>
    <style:style style:name="T62" style:family="text">
      <style:text-properties officeooo:rsid="007f7ae8"/>
    </style:style>
    <style:style style:name="T63" style:family="text">
      <style:text-properties officeooo:rsid="00866796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8699fd" style:font-weight-asian="normal" style:font-weight-complex="normal"/>
    </style:style>
    <style:style style:name="T66" style:family="text">
      <style:text-properties fo:font-weight="normal" officeooo:rsid="008bf68d" style:font-weight-asian="normal" style:font-weight-complex="normal"/>
    </style:style>
    <style:style style:name="T67" style:family="text">
      <style:text-properties fo:font-weight="normal" officeooo:rsid="008dbb42" style:font-weight-asian="normal" style:font-weight-complex="normal"/>
    </style:style>
    <style:style style:name="T68" style:family="text">
      <style:text-properties officeooo:rsid="008e70b9"/>
    </style:style>
    <style:style style:name="T69" style:family="text">
      <style:text-properties officeooo:rsid="008fa90c"/>
    </style:style>
    <style:style style:name="T70" style:family="text">
      <style:text-properties officeooo:rsid="00914064"/>
    </style:style>
    <style:style style:name="T71" style:family="text">
      <style:text-properties officeooo:rsid="00925089"/>
    </style:style>
    <style:style style:name="T72" style:family="text">
      <style:text-properties officeooo:rsid="0096a0f8"/>
    </style:style>
    <style:style style:name="T73" style:family="text">
      <style:text-properties officeooo:rsid="009d2cf2"/>
    </style:style>
    <style:style style:name="T74" style:family="text">
      <style:text-properties officeooo:rsid="009e802f"/>
    </style:style>
    <style:style style:name="T75" style:family="text">
      <style:text-properties officeooo:rsid="00a02d7b"/>
    </style:style>
    <style:style style:name="T76" style:family="text">
      <style:text-properties officeooo:rsid="00b02dd4"/>
    </style:style>
    <style:style style:name="T77" style:family="text">
      <style:text-properties officeooo:rsid="00b63954"/>
    </style:style>
    <style:style style:name="T78" style:family="text">
      <style:text-properties officeooo:rsid="00bc9a51"/>
    </style:style>
    <style:style style:name="T79" style:family="text">
      <style:text-properties officeooo:rsid="00c21232"/>
    </style:style>
    <style:style style:name="T80" style:family="text">
      <style:text-properties officeooo:rsid="00c58b23"/>
    </style:style>
    <style:style style:name="T81" style:family="text">
      <style:text-properties officeooo:rsid="00c7e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/>
      <text:p text:style-name="P137">I/ Les parties du langage SQL :</text:p>
      <text:p text:style-name="P137"/>
      <text:p text:style-name="P137">1- DML : data manipulation langage : select, insert, update, delete</text:p>
      <text:p text:style-name="P137">2- DCL : data control langage : GRANT, REVOKE </text:p>
      <text:p text:style-name="P137">3- DDL : data definition langage : pour la structure : drop, alter, create </text:p>
      <text:p text:style-name="P137">4- TCL : transaction control langage : begin/start, commit/end, rollback</text:p>
      <text:p text:style-name="P137"/>
      <text:p text:style-name="P122">&lt; = altgr+shift + w</text:p>
      <text:p text:style-name="P122">&gt; = altgr + shift + x</text:p>
      <text:p text:style-name="P122"/>
      <text:p text:style-name="P120">L’emplacement de l’outil mysql : racine/var/lib</text:p>
      <text:p text:style-name="P121">L’emplacement du data du serveur : racine/var/lib/mysql</text:p>
      <text:p text:style-name="P121"/>
      <text:p text:style-name="P121">Remarque : - accéder au repertoire</text:p>
      <text:p text:style-name="P121">pour ouvrir un dosier dans une fenetre : nautilus nom_du_dossier</text:p>
      <text:p text:style-name="P121">pour ouvrir un fichier : gedit nom_dufichier</text:p>
      <text:p text:style-name="P121"/>
      <text:p text:style-name="P1"/>
      <text:p text:style-name="P1"/>
      <text:p text:style-name="P1">Commande de mysql :</text:p>
      <text:p text:style-name="P1"/>
      <text:p text:style-name="P1"/>
      <text:p text:style-name="P12">1/Connecter mysql root :</text:p>
      <text:p text:style-name="P4"/>
      <text:p text:style-name="P4"><text:span text:style-name="T1">- sudo <text:s/></text:span><text:bookmark text:name="r-1977637"/>mysql -u <text:span text:style-name="T2">root</text:span> -<text:span text:style-name="T9">p</text:span></text:p>
      <text:p text:style-name="P1"/>
      <text:p text:style-name="P1">- mot de passe : <text:span text:style-name="T10">pissou</text:span></text:p>
      <text:p text:style-name="P134"/>
      <text:p text:style-name="P135"/>
      <text:p text:style-name="P3"/>
      <text:p text:style-name="P5">2/Créer un compte <text:span text:style-name="T2">utilisateur</text:span>:</text:p>
      <text:p text:style-name="P3"/>
      <text:p text:style-name="P3"><text:span text:style-name="T11">1</text:span>- <text:span text:style-name="T11">Connecter sur mysql root</text:span></text:p>
      <text:p text:style-name="P3"><text:span text:style-name="T11">2</text:span>- <text:span text:style-name="T11">mysql&gt; <text:s text:c="2"/></text:span>CREATE USER 'student'@'localhost' IDENTIFIED BY 'mot_de_passe';</text:p>
      <text:p text:style-name="P128"><text:span text:style-name="T11">3</text:span>- <text:span text:style-name="T11">mysql&gt; <text:s/></text:span><text:span text:style-name="T39">GRANT ALL PRIVILEGES ON elevage.* TO 'student'@'localhost'</text:span>;</text:p>
      <text:p text:style-name="P129"/>
      <text:p text:style-name="P133">Ps<text:span text:style-name="T56">1</text:span> : A chaque fois on crée une nouvelle base de donnée il faut appliquer cette commande <text:span text:style-name="T57">pour donner le droit à user sur la db</text:span></text:p>
      <text:p text:style-name="P132">Ps2 : Pour voir les droits d’user sur une bases de données on tappe:</text:p>
      <text:p text:style-name="P132"/>
      <text:p text:style-name="P143">show grants for "student"@"localhost";</text:p>
      <text:p text:style-name="P143"/>
      <text:p text:style-name="P145"/>
      <text:p text:style-name="P145"/>
      <text:p text:style-name="P145">Ps3 : Pour supprimer le user ‘student’ :</text:p>
      <text:p text:style-name="P144"/>
      <text:p text:style-name="P144">DELETE FROM mysql.user WHERE user='student' and host='localhost';</text:p>
      <text:p text:style-name="P144"/>
      <text:p text:style-name="P145">Ps3 :<text:span text:style-name="T55">Pour savoir les users sur notre serveur : on connecte sur la root, puis on applique :</text:span></text:p>
      <text:p text:style-name="P146"/>
      <text:p text:style-name="P142">select user,host from mysql.user;</text:p>
      <text:p text:style-name="P132"/>
      <text:p text:style-name="P3"/>
      <text:p text:style-name="P118"><text:span text:style-name="T6">* </text:span><text:span text:style-name="T7">Connecter</text:span><text:span text:style-name="T6"> mysql </text:span><text:span text:style-name="T4">utilisateur</text:span><text:span text:style-name="T6"> :</text:span></text:p>
      <text:p text:style-name="P119"/>
      <text:p text:style-name="P119"><text:span text:style-name="T1">- sudo </text:span><text:bookmark text:name="r-19776371"/>mysql -u student-p --default-character-set=utf8<text:span text:style-name="T13"> </text:span><text:span text:style-name="T14">(on peut ajouter le nom de la base de données sur laquelle on va travailler)</text:span></text:p>
      <text:p text:style-name="P2">- mot de passe : mot_de_passe</text:p>
      <text:p text:style-name="P27"/>
      <text:p text:style-name="P27"><text:span text:style-name="T4">3/</text:span><text:span text:style-name="T5">quitter mysql :</text:span><text:span text:style-name="T3"> mysql&gt; exit ;</text:span></text:p>
      <text:p text:style-name="P28"/>
      <text:p text:style-name="P6">4/ <text:span text:style-name="T8">Créer une base de données :</text:span></text:p>
      <text:p text:style-name="P6"/>
      <text:p text:style-name="P29"><text:span text:style-name="T11">mysql&gt; </text:span>create database elevage  CHARACTER SET 'utf8';</text:p>
      <text:p text:style-name="P38"><text:soft-page-break/></text:p>
      <text:p text:style-name="P38">PS :</text:p>
      <text:p text:style-name="P38">On doit agréer à l’utilisateur de manipuler cette bd dans 2/3 en mentionnant le nom de l’utilisateur et le nom de la base de donnéees</text:p>
      <text:p text:style-name="P29"/>
      <text:p text:style-name="P7"/>
      <text:p text:style-name="P7"/>
      <text:p text:style-name="P7">5/ Supprimer la base de données :</text:p>
      <text:p text:style-name="P1"/>
      <text:p text:style-name="P117">drop database elevage ;</text:p>
      <text:p text:style-name="P117"/>
      <text:p text:style-name="P136">drop table espece <text:s text:c="5"/>(pour supprimer la table espece)</text:p>
      <text:p text:style-name="P117"/>
      <text:p text:style-name="P8">6/<text:span text:style-name="T12">Utilisation de la base de données :</text:span></text:p>
      <text:p text:style-name="P8"/>
      <text:p text:style-name="P39">mysql&gt;USE elevage</text:p>
      <text:p text:style-name="P30"/>
      <text:p text:style-name="P16">Ps :<text:span text:style-name="T17">on peut ouvrir directement la base de données</text:span><text:span text:style-name="T21">(elevage)</text:span><text:span text:style-name="T17"> en connectant sur l’utilisateur </text:span><text:span text:style-name="T21">(student)</text:span><text:span text:style-name="T17"> :</text:span></text:p>
      <text:p text:style-name="P83">sudo mysql -u student -p elevage</text:p>
      <text:p text:style-name="P9"/>
      <text:p text:style-name="P9">7/ Création d’une table et ses attributs <text:span text:style-name="T59">(définition des colonnes)</text:span> :</text:p>
      <text:p text:style-name="P9"/>
      <text:p text:style-name="P46">create table <text:span text:style-name="T73">image2</text:span> (</text:p>
      <text:p text:style-name="P55"><text:tab/>id SMALLINT UNSIGNED NOT NULL AUTO_INCREMENT ,</text:p>
      <text:p text:style-name="P37"><text:tab/>n<text:span text:style-name="T73">ame</text:span> VARCHAR(30),</text:p>
      <text:p text:style-name="P37"><text:tab/><text:span text:style-name="T73">image TEXT,</text:span></text:p>
      <text:p text:style-name="P37"><text:tab/><text:span text:style-name="T28">primary key (id)</text:span></text:p>
      <text:p text:style-name="P55">)</text:p>
      <text:p text:style-name="P50"><text:tab/>ENGINE = INNODB;</text:p>
      <text:p text:style-name="P40"/>
      <text:p text:style-name="P40">mysql&gt; create table animal (</text:p>
      <text:p text:style-name="P31"/>
      <text:p text:style-name="P52"><text:tab/>id SMALLINT UNSIGNED NOT NULL AUTO_INCREMENT ,</text:p>
      <text:p text:style-name="P31"><text:tab/>nom VARCHAR(30),</text:p>
      <text:p text:style-name="P31"><text:tab/>sexe CHAR(1),</text:p>
      <text:p text:style-name="P51"><text:tab/>espece varchar(40) <text:span text:style-name="T27">not null</text:span>,</text:p>
      <text:p text:style-name="P51"><text:tab/>date_naissance datetime <text:span text:style-name="T27">not null</text:span>,</text:p>
      <text:p text:style-name="P51"><text:tab/>commentaire text,</text:p>
      <text:p text:style-name="P56"><text:tab/>primary key (id)</text:p>
      <text:p text:style-name="P51">)</text:p>
      <text:p text:style-name="P48"><text:tab/>ENGINE = INNODB; <text:s text:c="2"/><text:span text:style-name="T15">(</text:span><text:span text:style-name="T13"> Précision d’un moteur </text:span><text:span text:style-name="T15">)</text:span></text:p>
      <text:p text:style-name="P47"/>
      <text:p text:style-name="P131">Exemple2</text:p>
      <text:p text:style-name="P45">create table <text:span text:style-name="T45">accounts</text:span> (</text:p>
      <text:p text:style-name="P53"><text:tab/>id SMALLINT UNSIGNED NOT NULL AUTO_INCREMENT ,</text:p>
      <text:p text:style-name="P36"><text:tab/>n<text:span text:style-name="T45">ame</text:span> VARCHAR(30) <text:span text:style-name="T47">not null</text:span>,</text:p>
      <text:p text:style-name="P36"><text:tab/><text:span text:style-name="T45">website </text:span>VARCHAR(30) <text:span text:style-name="T47">not null</text:span>,</text:p>
      <text:p text:style-name="P53"><text:tab/><text:span text:style-name="T45">lat float not null,</text:span></text:p>
      <text:p text:style-name="P53"><text:tab/><text:span text:style-name="T45">longit float not null,</text:span></text:p>
      <text:p text:style-name="P53"><text:tab/><text:span text:style-name="T45">primary_poc VARCHAR(30) <text:s/>not null,</text:span></text:p>
      <text:p text:style-name="P53"><text:tab/><text:span text:style-name="T45">sales_rep_id INT ,</text:span></text:p>
      <text:p text:style-name="P58"><text:tab/>primary key (id)</text:p>
      <text:p text:style-name="P54">);</text:p>
      <text:p text:style-name="P49"><text:tab/></text:p>
      <text:p text:style-name="P47"/>
      <text:p text:style-name="P47"/>
      <text:p text:style-name="P47"/>
      <text:p text:style-name="P9"><text:soft-page-break/><text:span text:style-name="T16">8</text:span>/ <text:span text:style-name="T28">Afficher la table et les attributs :</text:span></text:p>
      <text:p text:style-name="P57"/>
      <text:p text:style-name="P57"/>
      <text:p text:style-name="P41">- mysql&gt;show tables ; <text:s/>/ <text:span text:style-name="T58">select * from nom_de_la_table</text:span></text:p>
      <text:p text:style-name="P56"/>
      <text:p text:style-name="P41">- mysql&gt; describe nom_de_la_table ;</text:p>
      <text:p text:style-name="P41"/>
      <text:p text:style-name="P41">* <text:span text:style-name="T68">Supprimer les données d’une table en laissant les attributs :</text:span></text:p>
      <text:p text:style-name="P91">truncate nom_de_la_table ;</text:p>
      <text:p text:style-name="P32"/>
      <text:p text:style-name="P10">9/<text:span text:style-name="T29">Modifier la description d’une table :</text:span></text:p>
      <text:p text:style-name="P10"/>
      <text:p text:style-name="P42">- mysql&gt; alter table nom_de_la_table</text:p>
      <text:p text:style-name="P42">- drop/add/change  nomdela_collonne_à_ajouter <text:s/>description(nul, char, varchar,,);</text:p>
      <text:p text:style-name="P33"/>
      <text:p text:style-name="P107">Exemple : table Employe change DivisionId DivisionId tinyint(4) not null;</text:p>
      <text:p text:style-name="P33"/>
      <text:p text:style-name="P24">* <text:span text:style-name="T30">modifier le nom de la colonne :</text:span></text:p>
      <text:p text:style-name="P43">- mysql&gt; alter table nom_de_la_table</text:p>
      <text:p text:style-name="P34">- <text:span text:style-name="T30">change ancien_nom nouv_nom descrip ;</text:span></text:p>
      <text:p text:style-name="P34"/>
      <text:p text:style-name="P25">*<text:span text:style-name="T31">modifier la description d’une colonne :</text:span></text:p>
      <text:p text:style-name="P44">- mysql&gt; alter table nom_de_la_table</text:p>
      <text:p text:style-name="P35">- <text:span text:style-name="T30">change nom_coll <text:s text:c="2"/>nom_coll <text:s text:c="2"/>nouv_descrip ;</text:span></text:p>
      <text:p text:style-name="P60"/>
      <text:p text:style-name="P60">PS<text:span text:style-name="T33">1</text:span> : on peut changer le nom et le type au meme temps : <text:span text:style-name="T32">https://dev.mysql.com/doc/refman/5.5/en/alter-table.html</text:span></text:p>
      <text:p text:style-name="P60"><text:s/></text:p>
      <text:p text:style-name="P44">- mysql&gt; alter table nom_de_la_table</text:p>
      <text:p text:style-name="P35">- <text:span text:style-name="T30">change ancien_nom nouv_nom nouv_descrip ;</text:span></text:p>
      <text:p text:style-name="P61"/>
      <text:p text:style-name="P61"/>
      <text:p text:style-name="P61">PS2 : on peut modifier deux colonnes au meme temps :</text:p>
      <text:p text:style-name="P61"/>
      <text:p text:style-name="P138"><text:span text:style-name="Source_20_Text">ALTER TABLE t2 DROP COLUMN c, DROP COLUMN d;</text:span></text:p>
      <text:p text:style-name="P61"/>
      <text:p text:style-name="P61">* <text:span text:style-name="T48">La mise à jour d’une table (modifier le contenu)</text:span></text:p>
      <text:p text:style-name="P61"/>
      <text:p text:style-name="P61">UPDATE Animal </text:p>
      <text:p text:style-name="P61">SET sexe='F', nom='Pataude' </text:p>
      <text:p text:style-name="P61">WHERE id=21;</text:p>
      <text:p text:style-name="P35"/>
      <text:p text:style-name="P35">*<text:span text:style-name="T49">supprimer une ligne :</text:span></text:p>
      <text:p text:style-name="P78">delete from table</text:p>
      <text:p text:style-name="P78">where id = 11 ;</text:p>
      <text:p text:style-name="P35"/>
      <text:p text:style-name="P80">*Modification du moteur de la table :</text:p>
      <text:p text:style-name="P80"><text:span text:style-name="Source_20_Text">ALTER</text:span> <text:span text:style-name="Source_20_Text">TABLE</text:span> <text:span text:style-name="Source_20_Text">table_name ENGINE=InnoDB;</text:span></text:p>
      <text:p text:style-name="P80"><text:span text:style-name="Source_20_Text"/></text:p>
      <text:p text:style-name="P81"><text:span text:style-name="Source_20_Text"><text:span text:style-name="T60">Ps : show engines (pour voir le type du moteur)</text:span></text:span></text:p>
      <text:p text:style-name="P80"><text:span text:style-name="Source_20_Text"/></text:p>
      <text:p text:style-name="P11">10/<text:span text:style-name="T34">Insertion des données dans la table : </text:span><text:span text:style-name="T18">une seule ligne ou plusieurs</text:span></text:p>
      <text:p text:style-name="P11"/>
      <text:p text:style-name="P94">insert into <text:span text:style-name="T74">image2</text:span>(id, name, image)</text:p>
      <text:p text:style-name="P94">values (0<text:span text:style-name="T75">5</text:span>, ‘halwa<text:span text:style-name="T75">5</text:span>’, ‘admin:///var/lib/mysql/image/baby<text:span text:style-name="T75">5.</text:span>jpg’) ;</text:p>
      <text:p text:style-name="P11"/>
      <text:p text:style-name="P59">INSERT INTO Animal (espece, sexe, date_naissance, nom) </text:p>
      <text:p text:style-name="P59">VALUES ('chien', 'F', '2008-12-06 05:18:00', 'Caroline'),</text:p>
      <text:p text:style-name="P59"><text:soft-page-break/><text:s text:c="8"/>('chat', 'M', '2008-09-11 15:38:00', 'Bagherra'),</text:p>
      <text:p text:style-name="P59"><text:s text:c="8"/>('tortue', NULL, '2010-08-23 05:18:00', NULL);</text:p>
      <text:p text:style-name="P59"/>
      <text:p text:style-name="P62">PS : si on met les informations en ordre, on peut supprimer les noms des lignes entre parenthèse)</text:p>
      <text:p text:style-name="P140"><text:span text:style-name="Source_20_Text"/></text:p>
      <text:p text:style-name="P140"><text:bookmark text:name="r-1978663"/><text:span text:style-name="Source_20_Text">INSERT INTO nom_table [(colonne1, colonne2, ...)] VALUES (valeur1, valeur2, ...);</text:span></text:p>
      <text:p text:style-name="P62"/>
      <text:p text:style-name="P95">ps : on cas d’insertion des textes contenant des caractères accentués :</text:p>
      <text:p text:style-name="P95">insert into table(col1) values(text varchar(30) collate french_bin);</text:p>
      <text:p text:style-name="P13">11/ importer des données d’un fichier externe :</text:p>
      <text:p text:style-name="P13"/>
      <text:p text:style-name="P126">Il faut tout d’abord créer : la base de donnée, puis la première table(avec les attributs et leurs description) puis appliquer la commande suivante :</text:p>
      <text:p text:style-name="P63"/>
      <text:p text:style-name="P63">1-si le fichier se trouve dans le client (un r<text:span text:style-name="T61">é</text:span>pertoire dans le bureau ) :</text:p>
      <text:p text:style-name="P147"><text:span text:style-name="Source_20_Text"/></text:p>
      <text:p text:style-name="P139"><text:span text:style-name="Source_20_Text">LOAD DATA LOCAL INFILE '/home/zake/Bureau/mes_tests_sq</text:span><text:span text:style-name="Source_20_Text"><text:span text:style-name="T45">l/posey.csv</text:span></text:span><text:span text:style-name="Source_20_Text">'</text:span></text:p>
      <text:p text:style-name="P141"><text:span text:style-name="Source_20_Text">INTO TABLE a</text:span><text:span text:style-name="Source_20_Text"><text:span text:style-name="T46">ccounts</text:span></text:span></text:p>
      <text:p text:style-name="P141"><text:span text:style-name="Source_20_Text">FIELDS TERMINATED BY ','</text:span><text:span text:style-name="Source_20_Text"><text:span text:style-name="T62">enclosed by ‘ ‘’ ‘</text:span></text:span><text:span text:style-name="Source_20_Text"> </text:span></text:p>
      <text:p text:style-name="P141"><text:span text:style-name="Source_20_Text">LINES TERMINATED BY '\n'</text:span></text:p>
      <text:p text:style-name="P141"><text:span text:style-name="Source_20_Text">IGNORE 1 LINES</text:span></text:p>
      <text:p text:style-name="P63"><text:span text:style-name="T47">(</text:span>id,name,website,lat,longit,primary_poc,sales_rep_id<text:span text:style-name="T47">);</text:span></text:p>
      <text:p text:style-name="P63"/>
      <text:p text:style-name="P63"><text:span text:style-name="T35">2</text:span>-si ce fichier se trouve dans le serveur (var/lib/mysql) on tappe la commande précédante sans le terme local</text:p>
      <text:p text:style-name="P63"/>
      <text:p text:style-name="P99">Explication : enclosed by ‘ ‘’ ’ ce n est pas claire ici les symbole mais : ça veut dire que chaque donné es séparée de l autre par des ‘’ <text:s/></text:p>
      <text:p text:style-name="P63"/>
      <text:p text:style-name="P79">Ps :</text:p>
      <text:p text:style-name="P124">1- sur open office on choisi le séparateur <text:span text:style-name="T51">; </text:span><text:s/>et le mentionne sur la commande <text:span text:style-name="T50">,</text:span></text:p>
      <text:p text:style-name="P124">2-si on reenregistre notre fichier csv sous autre format (text csv,,) ça marche plus après</text:p>
      <text:p text:style-name="P124"/>
      <text:p text:style-name="P125">PS : si on ouvre un fichier csv avec nodepad++, il faut s assurer que le format est de Linux : Edit/EOL conversion/UNIX</text:p>
      <text:p text:style-name="P79"/>
      <text:p text:style-name="P14">12/ <text:span text:style-name="T38">Manipuler </text:span>les données :</text:p>
      <text:p text:style-name="P14"/>
      <text:p text:style-name="P111">1- <text:s/><text:span text:style-name="T36">Sélectionner </text:span>les données</text:p>
      <text:p text:style-name="P64">select colonne1, colonne2</text:p>
      <text:p text:style-name="P64">from nom_de_table</text:p>
      <text:p text:style-name="P64">where colonne1 &lt;&gt; !=  </text:p>
      <text:p text:style-name="P64">and or colonne2 &lt;&gt;!= ; </text:p>
      <text:p text:style-name="P64"><text:s/><text:span text:style-name="T37">Ps : pour Null on utilise is au lieu de = , et is not au lieu de!=</text:span></text:p>
      <text:p text:style-name="P64"/>
      <text:p text:style-name="P110"><text:span text:style-name="T38">2- </text:span><text:s/>Tri des données :</text:p>
      <text:p text:style-name="P65">order by colonne1  desc ;</text:p>
      <text:p text:style-name="P65"/>
      <text:p text:style-name="P111">3- supprimer les doublant :</text:p>
      <text:p text:style-name="P66">select <text:span text:style-name="T39">distinct</text:span> colonne1</text:p>
      <text:p text:style-name="P66"/>
      <text:p text:style-name="P130"><text:span text:style-name="T20">Ps:supprimer une ligne : <text:s text:c="2"/></text:span>DELETE FROM `table`</text:p>
      <text:p text:style-name="P147">WHERE condition</text:p>
      <text:p text:style-name="P77"/>
      <text:p text:style-name="P111">4- <text:span text:style-name="T40">restreindre la recherche :</text:span></text:p>
      <text:p text:style-name="P66">SELECT * </text:p>
      <text:p text:style-name="P66">FROM Animal </text:p>
      <text:p text:style-name="P66"><text:soft-page-break/>ORDER BY id </text:p>
      <text:p text:style-name="P66">LIMIT 6 OFFSET 0;</text:p>
      <text:p text:style-name="P66"/>
      <text:p text:style-name="P67">ou bien : <text:span text:style-name="T38">LIMIT 6 OFFSET 3;</text:span></text:p>
      <text:p text:style-name="P65"/>
      <text:p text:style-name="P112">5- recherche d’une chaine de caractères :</text:p>
      <text:p text:style-name="P68"><text:s/>where colonne like/ not like ‘%b %’ <text:s text:c="4"/>/ <text:span text:style-name="T41">like binary ‘%B %’ rend la case sensible et le système detecte que le B majuscule </text:span></text:p>
      <text:p text:style-name="P68"/>
      <text:p text:style-name="P68">PS : % = 0 à x caractères <text:s text:c="5"/>, _ <text:span text:style-name="T43">= un seul caractère</text:span></text:p>
      <text:p text:style-name="P68"/>
      <text:p text:style-name="P113">6- Recherche une intervalle :</text:p>
      <text:p text:style-name="P69">WHERE date_naissance <text:span text:style-name="T42">(not) </text:span>BETWEEN '2008-01-05' AND '2009-03-23';</text:p>
      <text:p text:style-name="P68"/>
      <text:p text:style-name="P114">7- Set de critère :</text:p>
      <text:p text:style-name="P70">where nom in (a, b, c)</text:p>
      <text:p text:style-name="P70"/>
      <text:p text:style-name="P17">13/ Sauvegarder la base de données :</text:p>
      <text:p text:style-name="P17"/>
      <text:p text:style-name="P82">1/ déconnecter de mysql</text:p>
      <text:p text:style-name="P82">2/ taper la commande suivante :</text:p>
      <text:p text:style-name="P71"/>
      <text:p text:style-name="P71">sudo mysqldump -u student -p --opt elevage &gt; /home/zake/Bureau/elevage_sauvegarde.sql</text:p>
      <text:p text:style-name="P72"/>
      <text:p text:style-name="P71">→ il demande le mot de passe de student : mot_de_passe</text:p>
      <text:p text:style-name="P127"><text:span text:style-name="T19">Ps : si on perd/supprimer <text:s/>notre base de donner : - on fait </text:span><text:span text:style-name="T26">create database elevage </text:span><text:span text:style-name="T19">, puis on tape la commande suivante : </text:span></text:p>
      <text:p text:style-name="P73"><text:s/><text:span text:style-name="T39">USE</text:span> <text:s text:c="5"/><text:span text:style-name="T52">elevage</text:span>;</text:p>
      <text:p text:style-name="P73"><text:span text:style-name="T39">SOURCE </text:span><text:s text:c="5"/>fichier_de_sauvegarde.sql; <text:s text:c="3"/><text:span text:style-name="T52">(le repertoire /</text:span><text:span text:style-name="T53">home</text:span><text:span text:style-name="T54">/ …./ <text:s/>.sql)</text:span></text:p>
      <text:p text:style-name="P73"/>
      <text:p text:style-name="P18">14/L’ndexation : <text:span text:style-name="T17">dans le but de faire </text:span><text:span text:style-name="T22">une recherche d’un mot dans un chaps de type texte</text:span></text:p>
      <text:p text:style-name="P19"><text:span text:style-name="T22">(</text:span><text:span text:style-name="T17">on peut faire la méthode classique : where colonne = %.., après avoir créer un index ça sera rapide)</text:span></text:p>
      <text:p text:style-name="P84"/>
      <text:p text:style-name="P26"><text:span text:style-name="T65">*</text:span><text:bookmark text:name="r-1980254"/><text:span text:style-name="T65">Recherche naturelle</text:span></text:p>
      <text:p text:style-name="P84"/>
      <text:p text:style-name="P85">1- Créer l’index de type fulltext (pour considérer les _ comme espace)</text:p>
      <text:p text:style-name="P86">create fulltext index nom_de_l’index</text:p>
      <text:p text:style-name="P86">on nom_de_teble (nom_de_colonne)</text:p>
      <text:p text:style-name="P86"/>
      <text:p text:style-name="P86"/>
      <text:p text:style-name="P85">2- La commende pour faire la recherche :</text:p>
      <text:p text:style-name="P87">select * from nom-table</text:p>
      <text:p text:style-name="P87">where match (nom_colonne) against (‘le_mot_à_rechercher’)</text:p>
      <text:p text:style-name="P87"/>
      <text:p text:style-name="P88">Ps : Pour savoir la pertinence de notre recherche :</text:p>
      <text:p text:style-name="P88">SELECT *, MATCH(colonne1, colonne2...) AGAINST ('mot_à_rechercher')</text:p>
      <text:p text:style-name="P20"><text:span text:style-name="T17">FROM </text:span><text:span text:style-name="T23">nom_table</text:span><text:span text:style-name="T17">;</text:span></text:p>
      <text:p text:style-name="P87"/>
      <text:p text:style-name="P19"><text:span text:style-name="T64">* </text:span><text:span text:style-name="T66">Recherche par booléen </text:span><text:span text:style-name="T67">et par extention : </text:span><text:span text:style-name="T24">le premier est plus précis et le deuxième est plus large</text:span></text:p>
      <text:p text:style-name="P89">Ps : il faut juste Ajouter les mot clé : expl</text:p>
      <text:p text:style-name="P89"/>
      <text:p text:style-name="P89">AGAINST ('Daniel' WITH QUERY EXPANSION);</text:p>
      <text:p text:style-name="P89">AGAINST ('+petit* -prose' IN BOOLEAN MODE);</text:p>
      <text:p text:style-name="P89"/>
      <text:p text:style-name="P21"><text:span text:style-name="T17">*</text:span><text:span text:style-name="T25">Supprimer l’index :</text:span></text:p>
      <text:p text:style-name="P90"/>
      <text:p text:style-name="P90">ALTER TABLE nom_table </text:p>
      <text:p text:style-name="P90"><text:soft-page-break/>DROP INDEX nom_index;</text:p>
      <text:p text:style-name="P87"/>
      <text:p text:style-name="P15">1<text:span text:style-name="T63">5</text:span>/ Ajouter une clé é<text:span text:style-name="T69">trangère</text:span> :</text:p>
      <text:p text:style-name="P74"/>
      <text:p text:style-name="P74"><text:s text:c="4"/>CONSTRAINT fk_client_numero <text:s text:c="9"/>-- On donne un nom à notre clé</text:p>
      <text:p text:style-name="P74"><text:s text:c="8"/>FOREIGN KEY (client) <text:s text:c="12"/>-- Colonne sur laquelle on crée la clé</text:p>
      <text:p text:style-name="P74"><text:s text:c="8"/>REFERENCES Client(numero) <text:s text:c="7"/>-- Colonne de référence</text:p>
      <text:p text:style-name="P74">)</text:p>
      <text:p text:style-name="P123">La description de foreign key doit etre la meme que celle de primary key (unsigned , not nul,int...)</text:p>
      <text:p text:style-name="P74"/>
      <text:p text:style-name="P75">Ps : </text:p>
      <text:p text:style-name="P75"><text:span text:style-name="T44">1- </text:span>si la table est déjà faite on peut faire des modification :</text:p>
      <text:p text:style-name="P74">ALTER TABLE Commande</text:p>
      <text:p text:style-name="P74">ADD CONSTRAINT fk_client_numero FOREIGN KEY (<text:span text:style-name="T70">column_name</text:span>) REFERENCES <text:span text:style-name="T71">tableRF_name </text:span>(<text:span text:style-name="T71">colomn_primary_key_name</text:span>);</text:p>
      <text:p text:style-name="P74"/>
      <text:p text:style-name="P92">Ps : tableRF_name c’est la table qui contient notre clé étrangère comme son clé primaire</text:p>
      <text:p text:style-name="P74"/>
      <text:p text:style-name="P74"/>
      <text:p text:style-name="P76">2- Suppression :</text:p>
      <text:p text:style-name="P76">ALTER TABLE nom_table</text:p>
      <text:p text:style-name="P76">DROP FOREIGN KEY symbole_contrainte</text:p>
      <text:p text:style-name="P76"/>
      <text:p text:style-name="P76"/>
      <text:p text:style-name="P76"/>
      <text:p text:style-name="P108">3- Clé étrangère duplicate :</text:p>
      <text:p text:style-name="P108"/>
      <text:p text:style-name="P108">des fpois lorsequ on ajoute une clé étrangère dans une table puis dans une deuxième table, on aura une erreur : foreign key duplicate !!</text:p>
      <text:p text:style-name="P108"/>
      <text:p text:style-name="P108">- pour savoir le nom des clés étrangères et primaire dans sql, on tappe la commande suivante :</text:p>
      <text:p text:style-name="P108"/>
      <text:p text:style-name="P108"><text:s/>select * from information_schema.table_constraints where constraint_schema = 'ventes';</text:p>
      <text:p text:style-name="P108">+--------------------+-------------------+-----------------+--------------+--------------+-----------------+</text:p>
      <text:p text:style-name="P108">| CONSTRAINT_CATALOG | CONSTRAINT_SCHEMA | CONSTRAINT_NAME | TABLE_SCHEMA | TABLE_NAME <text:s text:c="2"/>| CONSTRAINT_TYPE |</text:p>
      <text:p text:style-name="P108">+--------------------+-------------------+-----------------+--------------+--------------+-----------------+</text:p>
      <text:p text:style-name="P108">| def <text:s text:c="15"/>| ventes <text:s text:c="11"/>| PRIMARY <text:s text:c="8"/>| ventes <text:s text:c="6"/>| Categorie <text:s text:c="3"/>| PRIMARY KEY <text:s text:c="4"/>|</text:p>
      <text:p text:style-name="P108">| def <text:s text:c="15"/>| ventes <text:s text:c="11"/>| PRIMARY <text:s text:c="8"/>| ventes <text:s text:c="6"/>| Client <text:s text:c="6"/>| PRIMARY KEY <text:s text:c="4"/>|</text:p>
      <text:p text:style-name="P108"/>
      <text:p text:style-name="P108"/>
      <text:p text:style-name="P109">Donc : il ne faut pas mettre le meme nom(celui du système : fk_nom1_nom2) de la clé étrangère dans plusieurs tables.</text:p>
      <text:p text:style-name="P76"/>
      <text:p text:style-name="P76"/>
      <text:p text:style-name="P22">16- Les jointures :</text:p>
      <text:p text:style-name="P22"/>
      <text:p text:style-name="P93">SELECT E.id <text:span text:style-name="T39">AS</text:span> id_espece, <text:s text:c="17"/></text:p>
      <text:p text:style-name="P93"><text:s text:c="7"/>E.description <text:span text:style-name="T39">AS</text:span> description_espece, <text:s text:c="9"/></text:p>
      <text:p text:style-name="P93"><text:s text:c="7"/>A.nom AS nom_bestiole <text:s text:c="18"/></text:p>
      <text:p text:style-name="P93">FROM Espece <text:s/><text:span text:style-name="T72">E</text:span> <text:s/></text:p>
      <text:p text:style-name="P93">INNER JOIN Animal <text:span text:style-name="T72">A</text:span></text:p>
      <text:p text:style-name="P93"><text:s text:c="5"/>ON E.id = A.espece_id</text:p>
      <text:p text:style-name="P93">WHERE A.nom LIKE 'Ch%';</text:p>
      <text:p text:style-name="P93"/>
      <text:p text:style-name="P93"/>
      <text:p text:style-name="P100">PS : les jointures de plusieurs tables :</text:p>
      <text:p text:style-name="P100"><text:soft-page-break/></text:p>
      <text:p text:style-name="P93"/>
      <text:p text:style-name="P23">17/ Group by : </text:p>
      <text:p text:style-name="P97">il marche en couple avec les opérateurs de l’agrégation(sum(col1), count(col1), avg(col1) )</text:p>
      <text:p text:style-name="P98"/>
      <text:p text:style-name="P98">select city, count(firstname) as customer_count </text:p>
      <text:p text:style-name="P98">from CUSTOMER </text:p>
      <text:p text:style-name="P98">group by city ;</text:p>
      <text:p text:style-name="P96"/>
      <text:p text:style-name="P96"/>
      <text:p text:style-name="P97"><text:span text:style-name="T4">18/ Filtring avec group by</text:span> : on ne peut pas utiliser le where dans le cas de la présence de group by, donc on utilise : having</text:p>
      <text:p text:style-name="P97"/>
      <text:p text:style-name="P98">select city, count(firstname) as customer_count </text:p>
      <text:p text:style-name="P98">from CUSTOMER </text:p>
      <text:p text:style-name="P98">group by city </text:p>
      <text:p text:style-name="P98">having customer_count &gt;= 3;</text:p>
      <text:p text:style-name="P98"/>
      <text:p text:style-name="P101"/>
      <text:p text:style-name="P101"><text:span text:style-name="T39">19/ Concaténer deux colonne dans une seule colonne</text:span> : dans ce cas en concate meme ‘,’ entre le contenue des deux colonne</text:p>
      <text:p text:style-name="P101"/>
      <text:p text:style-name="P101">select concat( NomSociete, ',', contactNom) from Client;</text:p>
      <text:p text:style-name="P101"/>
      <text:p text:style-name="P115">20/ remplacer la valeur NULL par une autre valeur ou bien une <text:span text:style-name="T76">chaîne</text:span> de caractère :</text:p>
      <text:p text:style-name="P115"/>
      <text:p text:style-name="P102">select NomSociete, COALESCE(Client.Fax,'indefini') as Fax from Client where Fax is NULL ;</text:p>
      <text:p text:style-name="P102"/>
      <text:p text:style-name="P102"/>
      <text:p text:style-name="P116">21/ Instruction CASE :</text:p>
      <text:p text:style-name="P116"/>
      <text:p text:style-name="P104">select NomSociete, </text:p>
      <text:p text:style-name="P104">case Pays </text:p>
      <text:p text:style-name="P104">when 'Germany' then 'tempéré' </text:p>
      <text:p text:style-name="P104">when 'France' then 'moyen tempéré' </text:p>
      <text:p text:style-name="P104">when 'Mexico' then 'chaud' </text:p>
      <text:p text:style-name="P104">when 'Canada' then 'frais' </text:p>
      <text:p text:style-name="P104">ELSE 'Ne sait pas' </text:p>
      <text:p text:style-name="P104">end </text:p>
      <text:p text:style-name="P104">from Client;</text:p>
      <text:p text:style-name="P103"/>
      <text:p text:style-name="P106">Ps : on peut changer la valeure d un Pays  avec case:</text:p>
      <text:p text:style-name="P103"/>
      <text:p text:style-name="P105">select NomSociete, </text:p>
      <text:p text:style-name="P105">Pays </text:p>
      <text:p text:style-name="P105">case </text:p>
      <text:p text:style-name="P105">when <text:span text:style-name="T77">Pays <text:s/>like </text:span>'Germany' then '<text:span text:style-name="T77">Allemagne</text:span>' </text:p>
      <text:p text:style-name="P106">End</text:p>
      <text:p text:style-name="P106">from Client ;</text:p>
      <text:p text:style-name="P103"/>
      <text:p text:style-name="P103"/>
      <text:p text:style-name="P156">22/ Les opérateurs relationnels :</text:p>
      <text:p text:style-name="P148"/>
      <text:p text:style-name="P149">la meme colonne NomSociete se trouve dans 2 tables différentes : client et commande, pour savoir l es sociétés communes entre les 2 tables : on utilise l opérateur intersection, pour savoir <text:span text:style-name="T78">l ensemble d</text:span>es soc<text:span text:style-name="T78">ieté on utilise union, et pour afficher les société des clent qui n ont pas de commande on fait EXEPT : </text:span></text:p>
      <text:p text:style-name="P149"><text:soft-page-break/></text:p>
      <text:p text:style-name="P149"><text:span text:style-name="T78">PS : union All <text:s/>pour l ensemble des socité meme avec les doublons</text:span></text:p>
      <text:p text:style-name="P148"/>
      <text:p text:style-name="P150">select Nomsociete from Client</text:p>
      <text:p text:style-name="P150">UNION/UNION ALL/ INTERSECT/<text:span text:style-name="T79">EXEPT</text:span></text:p>
      <text:p text:style-name="P150">select Nomsociete from Commande</text:p>
      <text:p text:style-name="P150"/>
      <text:p text:style-name="P151">Ps : les resultats seront affichés verticalement</text:p>
      <text:p text:style-name="P151"/>
      <text:p text:style-name="P157">23/ Les sous requetes : <text:span text:style-name="T80">mise à jour + sous requete :</text:span></text:p>
      <text:p text:style-name="P157"/>
      <text:p text:style-name="P152">Update Employe</text:p>
      <text:p text:style-name="P152">set Prime = 350</text:p>
      <text:p text:style-name="P152">where EmployeId in (</text:p>
      <text:p text:style-name="P152">select h.EmployeId <text:s/>from HistoriqueSalaires h</text:p>
      <text:p text:style-name="P152">where (DateDebut and DateFin between '1999-01-01' and '1999-12-31') and (Salaire*12 &gt; 50000)</text:p>
      <text:p text:style-name="P152">);</text:p>
      <text:p text:style-name="P152"/>
      <text:p text:style-name="P158">24/ les contraintes : ce sont les valeurs par defaut :</text:p>
      <text:p text:style-name="P154"/>
      <text:p text:style-name="P154">- <text:span text:style-name="T81">Pour spécifier que la colonne age doit avoir la valeure entre 17 et 80 :</text:span></text:p>
      <text:p text:style-name="P154"/>
      <text:p text:style-name="P159"> Age INTEGER(3) CHECK (Age BETWEEN 18 AND 65),</text:p>
      <text:p text:style-name="P154"/>
      <text:p text:style-name="P154"/>
      <text:p text:style-name="P155">exemple :</text:p>
      <text:p text:style-name="P155"/>
      <text:p text:style-name="P155">create table LOCATAIRES(</text:p>
      <text:p text:style-name="P155">CODE_LOCATAIRE SMALLINT UNSIGNED NOT NULL AUTO_INCREMENT ,</text:p>
      <text:p text:style-name="P155">NOM VARCHAR(30) not null,</text:p>
      <text:p text:style-name="P155">PRENOM VARCHAR(30) not null,</text:p>
      <text:p text:style-name="P155">AGE int(3) CHECK (AGE BETWEEN 18 AND 65),</text:p>
      <text:p text:style-name="P155">MAIL VARCHAR(30) CHECK (MAIL like '%@%'),</text:p>
      <text:p text:style-name="P155">DATE_LOCATION datetime CHECK (CURTIME()),</text:p>
      <text:p text:style-name="P155">ADRESSE VARCHAR(30),</text:p>
      <text:p text:style-name="P155">DEPARTEMENT int,</text:p>
      <text:p text:style-name="P155">primary key (CODE_LOCATAIRE)</text:p>
      <text:p text:style-name="P155">) engine = innodb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6:31:32.264652144</meta:creation-date>
    <dc:date>2020-12-14T11:53:45.306332940</dc:date>
    <meta:editing-duration>P18DT5H44M55S</meta:editing-duration>
    <meta:editing-cycles>100</meta:editing-cycles>
    <meta:generator>LibreOffice/6.0.7.3$Linux_X86_64 LibreOffice_project/00m0$Build-3</meta:generator>
    <meta:document-statistic meta:table-count="0" meta:image-count="0" meta:object-count="0" meta:page-count="8" meta:paragraph-count="275" meta:word-count="1973" meta:character-count="12319" meta:non-whitespace-character-count="10282"/>
  </office:meta>
</office:document-meta>
</file>